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203cm" svg:stroke-color="#000000" draw:marker-start-width="0.811cm" draw:marker-end-width="0.81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4" style:family="graphic" style:parent-style-name="standard">
      <style:graphic-properties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style:paragraph-properties fo:text-align="center"/>
      <style:text-properties fo:color="#ff3333" fo:font-size="36pt" style:font-size-asian="36pt" style:font-size-complex="3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ff3333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3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3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5.76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5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7.762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7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9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9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7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3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1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4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20.354cm" svg:y="3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3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5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22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24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8.354cm" svg:y="5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8.354cm" svg:y="7.763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2.354cm" svg:y="7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8.354cm" svg:y="9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9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4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8.386cm" svg:y="7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3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30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9.7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62cm" svg:height="1.575cm" svg:x="2.092cm" svg:y="1.965cm">
          <text:p text:style-name="P6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6cm" svg:height="1.575cm" svg:x="2.092cm" svg:y="3.965cm">
          <text:p text:style-name="P6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14cm" svg:height="1.575cm" svg:x="12.092cm" svg:y="3.965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436cm" svg:height="1.575cm" svg:x="2.092cm" svg:y="5.965cm">
          <text:p text:style-name="P6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514cm" svg:height="1.575cm" svg:x="4.092cm" svg:y="7.965cm">
          <text:p text:style-name="P6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15cm" svg:height="1.575cm" svg:x="2.092cm" svg:y="9.965cm">
          <text:p text:style-name="P6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05cm" svg:height="1.575cm" svg:x="12.092cm" svg:y="9.965cm">
          <text:p text:style-name="P6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448cm" svg:height="1.575cm" svg:x="10.095cm" svg:y="5.978cm">
          <text:p text:style-name="P6"><text:span text:style-name="T3">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2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9-11T17:31:19.353754244</dc:date>
    <dc:creator>elucterio </dc:creator>
    <meta:editing-duration>PT1H53M39S</meta:editing-duration>
    <meta:editing-cycles>13</meta:editing-cycles>
    <meta:generator>LibreOffice/4.2.8.2$Linux_X86_64 LibreOffice_project/420m0$Build-2</meta:generator>
    <meta:document-statistic meta:object-count="88"/>
  </office:meta>
</office:document-meta>
</file>